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2.54pt" fo:break-before="auto" style:use-optimal-row-height="true"/>
    </style:style>
    <style:style style:name="ro6" style:family="table-row">
      <style:table-row-properties style:row-height="16.95pt" fo:break-before="auto" style:use-optimal-row-height="true"/>
    </style:style>
    <style:style style:name="ro7" style:family="table-row">
      <style:table-row-properties style:row-height="37.96pt" fo:break-before="auto" style:use-optimal-row-height="true"/>
    </style:style>
    <style:style style:name="ro8" style:family="table-row">
      <style:table-row-properties style:row-height="38.3pt" fo:break-before="auto" style:use-optimal-row-height="true"/>
    </style:style>
    <style:style style:name="ro9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0" style:family="table-cell" style:parent-style-name="Default">
      <style:table-cell-properties fo:border-bottom="0.99pt ridge #333333" fo:background-color="#dddddd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4" style:family="table-cell" style:parent-style-name="Default">
      <style:table-cell-properties fo:border-bottom="0.99pt ridg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2" style:family="table-cell" style:parent-style-name="Default">
      <style:table-cell-properties fo:border-bottom="0.99pt groov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3" style:family="table-cell" style:parent-style-name="Default">
      <style:table-cell-properties fo:background-color="#5eb91e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4" style:family="table-cell" style:parent-style-name="Default">
      <style:table-cell-properties fo:border-bottom="0.99pt ridge #333333" fo:background-color="#5eb91e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5" style:family="table-cell" style:parent-style-name="Default">
      <style:table-cell-properties fo:background-color="#ffff38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6" style:family="table-cell" style:parent-style-name="Default">
      <style:table-cell-properties fo:border-bottom="0.99pt ridg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7" style:family="table-cell" style:parent-style-name="Default">
      <style:table-cell-properties fo:border-bottom="0.99pt groov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8" style:family="table-cell" style:parent-style-name="Default">
      <style:table-cell-properties fo:background-color="#c9211e"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T1" style:family="text">
      <style:text-properties style:text-position="super 58%"/>
    </style:style>
    <style:style style:name="T2" style:family="text">
      <style:text-properties style:font-name="Standard Symbols PS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2" table:default-cell-style-name="ce1"/>
        <table:table-row table:style-name="ro1">
          <table:table-cell office:value-type="string" calcext:value-type="string">
            <text:p>Regression and resampling method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riday 4<text:span text:style-name="T1">th</text:span> </text:p>
          </table:table-cell>
          <table:table-cell office:value-type="string" calcext:value-type="string">
            <text:p>saturday 5<text:span text:style-name="T1">th</text:span> </text:p>
          </table:table-cell>
          <table:table-cell office:value-type="string" calcext:value-type="string">
            <text:p>sunday 6<text:span text:style-name="T1">th</text:span></text:p>
          </table:table-cell>
          <table:table-cell office:value-type="string" calcext:value-type="string">
            <text:p>monday 7<text:span text:style-name="T1">th</text:span></text:p>
          </table:table-cell>
          <table:table-cell table:style-name="ce18" office:value-type="string" calcext:value-type="string">
            <text:p>Deadline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a) OLS on franke’s function with resampling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Generate dataset for Franke’s function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2">
          <table:table-cell/>
          <table:table-cell table:style-name="ce2" office:value-type="string" calcext:value-type="string">
            <text:p>Perform a standard OLS with polynomials in x and y up to 5<text:span text:style-name="T1">th</text:span> order. 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find confidence intervals for <text:span text:style-name="T2">b </text:span>through computing their variance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10" office:value-type="string" calcext:value-type="string">
            <text:p>compute MSE and R^2 score function </text:p>
          </table:table-cell>
          <table:table-cell table:style-name="ce14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b) Resampling techniques, adding more complexity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perform resampling of data by splitting it into test and training sets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rule of thumb, 2/3 or 4/5 train/test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4" office:value-type="string" calcext:value-type="string">
            <text:p>implement k-fold cross validation and evaluate MSE for test data</text:p>
          </table:table-cell>
          <table:table-cell table:style-name="ce16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c) Bias-variance tradeoff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Show and expand on the mathematical meaning of rewriting the cost function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4">
          <table:table-cell/>
          <table:table-cell table:style-name="ce2" office:value-type="string" calcext:value-type="string">
            <text:p>Discuss the bias-variance tradeoff as a function of model complexity(plynomial degree) and number of data points [possibly also training/test data]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5">
          <table:table-cell/>
          <table:table-cell table:style-name="ce4" office:value-type="string" calcext:value-type="string">
            <text:p>ilustrate with fig. Similar to fig. 2.11 Hastie et al. Include analysis of bias and variance for test resutls [curve unlikely to be as smooth]</text:p>
          </table:table-cell>
          <table:table-cell table:style-name="ce16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2" office:value-type="string" calcext:value-type="string">
            <text:p>d) Ridge regression on Franke function with resampling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7">
          <table:table-cell/>
          <table:table-cell table:style-name="ce2" office:value-type="string" calcext:value-type="string">
            <text:p>Write own code for Ridge regression either matrix inversion or singular value decomposition eg. as in hw2 – also chapt. 3.4 Hastie et al, eq (3.43) &amp; (3.44)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8">
          <table:table-cell/>
          <table:table-cell table:style-name="ce2" office:value-type="string" calcext:value-type="string">
            <text:p>Perform the same analysis as with OLS(with the same data and resampling). Now varying the <text:span text:style-name="T2">l</text:span> variable. Study both the dependence on <text:span text:style-name="T2">l</text:span>. and the comparison to OLS.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12" office:value-type="string" calcext:value-type="string">
            <text:p>Consider the bias-variance tradeoff here as well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2" office:value-type="string" calcext:value-type="string">
            <text:p>e) Lasso Regression on Franke function with resampling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implement lasso regression as with the previous methods on the franke function data with resampling and so on. Use scikitlearn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9">
          <table:table-cell/>
          <table:table-cell table:style-name="ce12" office:value-type="string" calcext:value-type="string">
            <text:p>critical discussion of methods used. Judge whitch model best fits the data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f) introducing real data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2" office:value-type="string" calcext:value-type="string">
            <text:p>Having tested the methods properly, aquire real data from earthexplorers.gov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9">
          <table:table-cell/>
          <table:table-cell table:style-name="ce12" office:value-type="string" calcext:value-type="string">
            <text:p>register with the site, select and area and download the data. Then import it into a program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g) OLS, Ridge and Lasso regression with resampling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Use the aquired terrain data and parameterise it using the same polynomials and methods as above. Compare the fit to the data. 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9">
          <table:table-cell/>
          <table:table-cell table:style-name="ce12" office:value-type="string" calcext:value-type="string">
            <text:p>Evaluate which model fits best the data, and present, critically, the data at the end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9">
          <table:table-cell/>
          <table:table-cell table:style-name="ce2" office:value-type="string" calcext:value-type="string">
            <text:p>Write a report with abstract, introduction, theory, method, results and conclusion.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9">
          <table:table-cell/>
          <table:table-cell table:style-name="ce12" office:value-type="string" calcext:value-type="string">
            <text:p>Tell a story through the report. Why are the steps made, how do they relate. Focus on insights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1" table:number-rows-repeated="1048545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4:11:11.162908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4T09:05:16.456304319</meta:creation-date>
    <dc:date>2019-10-04T22:09:50.398321227</dc:date>
    <meta:editing-duration>PT7H7M49S</meta:editing-duration>
    <meta:editing-cycles>6</meta:editing-cycles>
    <meta:generator>LibreOffice/6.3.1.2$Linux_X86_64 LibreOffice_project/30$Build-2</meta:generator>
    <meta:document-statistic meta:table-count="1" meta:cell-count="34" meta:object-count="0"/>
  </office:meta>
</office:document-meta>
</file>